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30000023386B9E4065F4C1846.png" manifest:media-type="image/png"/>
  <manifest:file-entry manifest:full-path="Pictures/10000201000003F4000000635506EABC2DCC193F.png" manifest:media-type="image/png"/>
  <manifest:file-entry manifest:full-path="Pictures/1000020100000780000004B01B1E0C30F51E6A01.png" manifest:media-type="image/png"/>
  <manifest:file-entry manifest:full-path="Pictures/10000201000002F800000056D39F2C8ACE4504BA.png" manifest:media-type="image/png"/>
  <manifest:file-entry manifest:full-path="Pictures/100002010000018700000067F8949258FF2C754C.png" manifest:media-type="image/png"/>
  <manifest:file-entry manifest:full-path="Pictures/10000201000009600000092ADFB1A75F5E85243A.png" manifest:media-type="image/png"/>
  <manifest:file-entry manifest:full-path="Pictures/1000000000000020000000204B249CA79A42C6D7.png" manifest:media-type="image/png"/>
  <manifest:file-entry manifest:full-path="Pictures/100002010000031A000004633DFE67B448822F5A.png" manifest:media-type="image/png"/>
  <manifest:file-entry manifest:full-path="Pictures/10000201000001420000005570FA85BED3137013.png" manifest:media-type="image/png"/>
  <manifest:file-entry manifest:full-path="Pictures/1000020100000711000009B757CFC858380257CA.png" manifest:media-type="image/png"/>
  <manifest:file-entry manifest:full-path="Pictures/100002010000021200000060CD5CF078CB82BA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" svg:font-family="Gargi-1.2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watermark" draw:luminance="0%" draw:contrast="0%" draw:gamma="100%" draw:red="0%" draw:green="0%" draw:blue="0%" fo:clip="rect(7.305cm, 0cm, 9.995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2.991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474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mono" draw:luminance="100%" draw:contrast="0%" draw:gamma="100%" draw:red="0%" draw:green="0%" draw:blue="0%" fo:clip="rect(0cm, 11.016cm, 0.67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2.5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opacity="56%" draw:textarea-horizontal-align="justify" draw:textarea-vertical-align="middle" draw:auto-grow-height="false" fo:min-height="2.85cm" fo:min-width="8.9cm" draw:shadow="visible" draw:shadow-color="#a3238e" draw:shadow-opacity="0%"/>
    </style:style>
    <style:style style:name="gr10" style:family="graphic" style:parent-style-name="Object_20_with_20_no_20_fill_20_and_20_no_20_line">
      <style:graphic-properties draw:textarea-vertical-align="middle" draw:color-mode="mono" draw:luminance="100%" draw:contrast="0%" draw:gamma="100%" draw:red="0%" draw:green="0%" draw:blue="0%" fo:clip="rect(0cm, 0cm, 0.67cm, 15.684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651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mono" draw:luminance="0%" draw:contrast="0%" draw:gamma="100%" draw:red="100%" draw:green="100%" draw:blue="100%" fo:clip="rect(0cm, 0cm, 0.503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Gargi-1.2b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Gargi-1.2b" fo:font-weight="bold" style:font-weight-asian="bold" style:font-weight-complex="bold"/>
    </style:style>
    <style:style style:name="P4" style:family="paragraph">
      <style:paragraph-properties fo:text-align="start"/>
      <style:text-properties style:font-name="Gargi-1.2b"/>
    </style:style>
    <style:style style:name="P5" style:family="paragraph">
      <loext:graphic-properties draw:opacity="56%"/>
      <style:paragraph-properties fo:text-align="start"/>
      <style:text-properties style:font-name="Gargi-1.2b"/>
    </style:style>
    <style:style style:name="T1" style:family="text">
      <style:text-properties fo:color="#000000" style:font-name="Gargi-1.2b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Gargi-1.2b" fo:font-size="18pt" style:font-size-asian="18pt" style:font-size-complex="18pt"/>
    </style:style>
    <style:style style:name="T3" style:family="text">
      <style:text-properties style:font-name="Gargi-1.2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6.211cm" svg:x="1.001cm" svg:y="1cm">
          <draw:image xlink:href="Pictures/1000020100000780000004B01B1E0C30F51E6A01.png" xlink:type="simple" xlink:show="embed" xlink:actuate="onLoad">
            <text:p/>
          </draw:image>
        </draw:frame>
        <draw:frame draw:style-name="gr2" draw:text-style-name="P1" draw:layer="layout" svg:width="7.156cm" svg:height="4.227cm" svg:x="16.044cm" svg:y="5.573cm">
          <draw:image xlink:href="Pictures/100002010000031A000004633DFE67B448822F5A.png" xlink:type="simple" xlink:show="embed" xlink:actuate="onLoad">
            <text:p/>
          </draw:image>
        </draw:frame>
        <draw:frame draw:style-name="gr3" draw:text-style-name="P1" draw:layer="layout" svg:width="7.781cm" svg:height="8.585cm" svg:x="3.1cm" svg:y="4.5cm">
          <draw:image xlink:href="Pictures/1000020100000711000009B757CFC858380257CA.png" xlink:type="simple" xlink:show="embed" xlink:actuate="onLoad">
            <text:p/>
          </draw:image>
        </draw:frame>
        <draw:frame draw:style-name="gr4" draw:text-style-name="P1" draw:layer="layout" svg:width="14.02cm" svg:height="1.937cm" svg:x="12.18cm" svg:y="2.6cm">
          <draw:image xlink:href="Pictures/100002010000021200000060CD5CF078CB82BAA3.png" xlink:type="simple" xlink:show="embed" xlink:actuate="onLoad">
            <text:p/>
          </draw:image>
        </draw:frame>
        <draw:frame draw:style-name="gr5" draw:text-style-name="P1" draw:layer="layout" svg:width="16.7cm" svg:height="1.494cm" svg:x="10.8cm" svg:y="4.3cm">
          <draw:image xlink:href="Pictures/10000201000002F800000056D39F2C8ACE4504BA.png" xlink:type="simple" xlink:show="embed" xlink:actuate="onLoad">
            <text:p/>
          </draw:image>
        </draw:frame>
        <draw:frame draw:style-name="gr6" draw:text-style-name="P1" draw:layer="layout" svg:width="11.326cm" svg:height="1.4cm" svg:x="1.474cm" svg:y="13.3cm">
          <draw:image xlink:href="Pictures/10000201000003F4000000635506EABC2DCC193F.png" xlink:type="simple" xlink:show="embed" xlink:actuate="onLoad">
            <text:p/>
          </draw:image>
        </draw:frame>
        <draw:frame draw:style-name="gr7" draw:text-style-name="P3" draw:layer="layout" svg:width="10.9cm" svg:height="2.8cm" svg:x="13.5cm" svg:y="9.9cm">
          <draw:text-box>
            <text:p text:style-name="P2"><text:span text:style-name="T1">Bono de colaboracion para la semana linux 2018</text:span></text:p>
          </draw:text-box>
        </draw:frame>
        <draw:frame draw:style-name="gr8" draw:text-style-name="P1" draw:layer="layout" svg:width="3.489cm" svg:height="3.41cm" svg:x="12.511cm" svg:y="5.9cm">
          <draw:image xlink:href="Pictures/10000201000009600000092ADFB1A75F5E85243A.png" xlink:type="simple" xlink:show="embed" xlink:actuate="onLoad">
            <text:p/>
          </draw:image>
        </draw:frame>
        <draw:frame draw:style-name="gr8" draw:text-style-name="P1" draw:layer="layout" svg:width="4cm" svg:height="4cm" svg:x="22.9cm" svg:y="5.9cm">
          <draw:image xlink:href="Pictures/10000201000002330000023386B9E4065F4C1846.png" xlink:type="simple" xlink:show="embed" xlink:actuate="onLoad">
            <text:p/>
          </draw:image>
        </draw:frame>
        <draw:custom-shape draw:style-name="gr9" draw:text-style-name="P5" draw:layer="layout" svg:width="9.4cm" svg:height="3.1cm" svg:x="15.6cm" svg:y="12.9cm">
          <text:p text:style-name="P4"><text:span text:style-name="T2">Nombre:</text:span><text:span text:style-name="T2"><text:line-break/></text:span><text:span text:style-name="T2">Correo:</text:span><text:span text:style-name="T2"><text:line-break/></text:span><text:span text:style-name="T2">Valor:</text:span><text:span text:style-name="T3"> <text:s/>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7.577cm" svg:height="1.331cm" svg:x="3.623cm" svg:y="14.6cm">
          <draw:image xlink:href="Pictures/10000201000003F4000000635506EABC2DCC193F.png" xlink:type="simple" xlink:show="embed" xlink:actuate="onLoad">
            <text:p/>
          </draw:image>
        </draw:frame>
        <draw:frame draw:style-name="gr11" draw:text-style-name="P1" draw:layer="measurelines" svg:width="9.488cm" svg:height="1.9cm" svg:x="2.212cm" svg:y="2.1cm">
          <draw:image xlink:href="Pictures/100002010000018700000067F8949258FF2C754C.png" xlink:type="simple" xlink:show="embed" xlink:actuate="onLoad">
            <text:p/>
          </draw:image>
        </draw:frame>
        <draw:frame draw:style-name="gr12" draw:text-style-name="P1" draw:layer="measurelines" svg:width="6.4cm" svg:height="1.309cm" svg:x="3.5cm" svg:y="3.4cm">
          <draw:image xlink:href="Pictures/10000201000001420000005570FA85BED313701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-1.2b" svg:font-family="Gargi-1.2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ddddd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5:57:11.521120380</meta:creation-date>
    <dc:date>2018-05-03T16:52:43.393746375</dc:date>
    <meta:editing-duration>PT4M25S</meta:editing-duration>
    <meta:editing-cycles>1</meta:editing-cycles>
    <meta:document-statistic meta:object-count="13"/>
    <meta:generator>LibreOffice/5.4.6.2$Linux_X86_64 LibreOffice_project/40m0$Build-2</meta:generator>
  </office:meta>
</office:document-meta>
</file>